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1" svg:font-family="'Times New Roman'"/>
    <style:font-face style:name="Times New Roman" svg:font-family="'Times New Roman'"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line-height="200%" fo:text-align="start" style:justify-single-word="false" style:writing-mode="lr-tb"/>
    </style:style>
    <style:style style:name="P2" style:family="paragraph" style:parent-style-name="Standard">
      <style:paragraph-properties fo:text-align="start" style:justify-single-word="false" style:writing-mode="lr-tb"/>
      <style:text-properties style:text-outline="false" style:text-line-through-style="none" style:font-name="Times New Roman"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3" style:family="paragraph" style:parent-style-name="Standard">
      <style:paragraph-properties fo:text-align="start" style:justify-single-word="false" style:writing-mode="lr-tb"/>
      <style:text-properties style:use-window-font-color="true" style:text-underline-style="none"/>
    </style:style>
    <style:style style:name="T1" style:family="text">
      <style:text-properties style:text-position="super 58%"/>
    </style:style>
    <style:style style:name="T2" style:family="text">
      <style:text-properties style:use-window-font-color="true" style:text-underline-style="none"/>
    </style:style>
    <style:style style:name="T3" style:family="text">
      <style:text-properties style:text-outline="false" style:text-line-through-style="none" style:font-name="Times New Roman"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T4" style:family="text">
      <style:text-properties style:text-outline="false" style:text-line-through-style="none" style:font-name="Times New Roman" fo:font-size="12pt" fo:font-style="normal" fo:text-shadow="none" fo:font-weight="normal" style:font-name-asian="Tahoma" style:font-size-asian="12pt" style:font-style-asian="normal" style:font-weight-asian="normal" style:font-name-complex="Tahoma" style:font-size-complex="12pt" style:font-style-complex="normal" style:font-weight-complex="normal" style:text-emphasiz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A letter</text:span></text:p>
      <text:p text:style-name="P3"><text:span text:style-name="T4"/></text:p>
      <text:p text:style-name="P3"><text:span text:style-name="T4">Why hello dear Mr. Agent man, or woman (I can't tell because I just poked my eyes</text:span></text:p>
      <text:p text:style-name="P3"><text:span text:style-name="T4">with the needle of my syringe (It's only smack – don't worry, my rehab session just ended</text:span></text:p>
      <text:p text:style-name="P3"><text:span text:style-name="T4">so I needed something to get my head straight, I'm fine now)...</text:span></text:p>
      <text:p text:style-name="P3"><text:span text:style-name="T4"/></text:p>
      <text:p text:style-name="P3"><text:span text:style-name="T4">Anywho, why don't you read my script, it's about a friend of mine who is a drug addict, who took it really bad when they (society that is) tried to commit him into the institution as they like to call it. Basically he burnt his house and his girlfriend nearly died from a beam of wood while the structure collapses, but you know, shit happens.</text:span></text:p>
      <text:p text:style-name="P3"><text:span text:style-name="T4"/></text:p>
      <text:p text:style-name="P3"><text:span text:style-name="T4">I wouldn't worry if I were you about his cat, that he use as a cocaine sniffing surface from time to time, the cat usually don't mind, though, at least not after seeing what happened to the dog that resisted... It would keep resisting if he could, poor dog, having to go to rehab himself now, but at leas his horse stopped smoking altogether after the roasting that is, poor man said he was hungry enough to eat a horse, which driven his Argentinian cook t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ce style:name="Times New Roman" svg:font-family="'Times New Roman'"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4pt" style:font-name-complex="Times New Roman1"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oZooL Obliterator</meta:initial-creator>
    <meta:creation-date>2009-05-18T03:58:52.59</meta:creation-date>
    <dc:date>2009-08-11T04:03:37.56</dc:date>
    <dc:creator>OoZooL Obliterator</dc:creator>
    <meta:editing-duration>PT01H37M21S</meta:editing-duration>
    <meta:editing-cycles>16</meta:editing-cycles>
    <meta:generator>OpenOffice.org/3.1$Win32 OpenOffice.org_project/310m11$Build-9399</meta:generator>
    <meta:printed-by>OoZooL Obliterator</meta:printed-by>
    <meta:print-date>2009-06-26T06:00:58.78</meta:print-date>
    <meta:document-statistic meta:table-count="0" meta:image-count="0" meta:object-count="0" meta:page-count="1" meta:paragraph-count="6" meta:word-count="200" meta:character-count="1047"/>
    <meta:user-defined meta:name="Info 1"/>
    <meta:user-defined meta:name="Info 2"/>
    <meta:user-defined meta:name="Info 3"/>
    <meta:user-defined meta:name="Info 4"/>
  </office:meta>
</office:document-meta>
</file>